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10.218cm" fo:min-width="9.968cm"/>
    </style:style>
    <style:style style:name="gr2" style:family="graphic" style:parent-style-name="standard">
      <style:graphic-properties draw:textarea-horizontal-align="justify" draw:textarea-vertical-align="middle" draw:auto-grow-height="false" fo:min-height="7.15cm" fo:min-width="3.4cm"/>
    </style:style>
    <style:style style:name="gr3" style:family="graphic" style:parent-style-name="standard">
      <style:graphic-properties draw:textarea-horizontal-align="justify" draw:textarea-vertical-align="middle" draw:auto-grow-height="false" fo:min-height="3.55cm" fo:min-width="3.4cm"/>
    </style:style>
    <style:style style:name="gr4" style:family="graphic" style:parent-style-name="standard">
      <style:graphic-properties svg:stroke-color="#ffff99" draw:fill-color="#ffff99" draw:textarea-horizontal-align="justify" draw:textarea-vertical-align="middle" draw:auto-grow-height="false" fo:min-height="6.904cm" fo:min-width="0.8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4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1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99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6cm" svg:height="11.6cm" svg:x="2.3cm" svg:y="4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9cm" svg:height="7.4cm" svg:x="2.836cm" svg:y="6.2cm">
          <text:p text:style-name="P2">BalayageK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cm" svg:height="3.8cm" svg:x="9cm" svg:y="7.8cm">
          <text:p text:style-name="P2">calcul.c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cm" svg:height="7.3cm" svg:x="7.1cm" svg:y="6.2cm">
          <text:p text:style-name="P2">JN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6cm" svg:height="11.6cm" svg:x="15.501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9cm" svg:height="3.8cm" svg:x="16.8cm" svg:y="5.3cm">
          <text:p text:style-name="P2">e_calcul.c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248cm" svg:height="0.962cm" svg:x="5.8cm" svg:y="16.3cm">
          <draw:text-box>
            <text:p>Processeur ARM</text:p>
          </draw:text-box>
        </draw:frame>
        <draw:frame draw:style-name="gr6" draw:text-style-name="P4" draw:layer="layout" svg:width="6.513cm" svg:height="0.962cm" svg:x="18.8cm" svg:y="16.3cm">
          <draw:text-box>
            <text:p>Processeur Epiphany</text:p>
          </draw:text-box>
        </draw:frame>
        <draw:custom-shape draw:style-name="gr3" draw:text-style-name="P2" draw:layer="layout" svg:width="3.9cm" svg:height="3.8cm" svg:x="22cm" svg:y="5.3cm">
          <text:p text:style-name="P2">e_calcul.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cm" svg:height="3.8cm" svg:x="16.8cm" svg:y="10.7cm">
          <text:p text:style-name="P2">e_calcul.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cm" svg:height="3.8cm" svg:x="22cm" svg:y="10.7cm">
          <text:p text:style-name="P2">e_calcul.c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1cm" svg:y1="8.6cm" svg:x2="9.7cm" svg:y2="8.6cm">
          <text:p text:style-name="P2"/>
          <text:p text:style-name="P2"><text:span text:style-name="T1">Interface.java</text:span></text:p>
        </draw:line>
        <draw:line draw:style-name="gr8" draw:text-style-name="P1" draw:layer="layout" svg:x1="9.6cm" svg:y1="11.1cm" svg:x2="6.1cm" svg:y2="11.1cm">
          <text:p/>
        </draw:line>
        <draw:line draw:style-name="gr7" draw:text-style-name="P5" draw:layer="layout" svg:x1="12.5cm" svg:y1="8.8cm" svg:x2="15.5cm" svg:y2="8.8cm">
          <text:p text:style-name="P2"><text:span text:style-name="T2"/></text:p>
          <text:p text:style-name="P2"><text:span text:style-name="T1">Calcul_Calcul()</text:span></text:p>
        </draw:line>
        <draw:line draw:style-name="gr8" draw:text-style-name="P1" draw:layer="layout" svg:x1="15.5cm" svg:y1="10.7cm" svg:x2="12.4cm" svg:y2="10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ine Belvire</meta:initial-creator>
    <meta:creation-date>2015-04-24T09:21:30.019432600</meta:creation-date>
    <dc:date>2015-05-25T11:26:13.465295635</dc:date>
    <dc:creator>Antoine Belvire</dc:creator>
    <meta:editing-duration>PT15M57S</meta:editing-duration>
    <meta:editing-cycles>6</meta:editing-cycles>
    <meta:generator>LibreOffice/4.4.3.2$Linux_X86_64 LibreOffice_project/40m0$Build-2</meta:generator>
    <meta:document-statistic meta:object-count="15"/>
  </office:meta>
</office:document-meta>
</file>